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Liberation Serif" fo:font-size="16pt" fo:font-weight="normal" style:font-name-asian="lucidatypewriter" style:font-size-asian="16pt" style:font-weight-asian="normal" style:font-name-complex="lucidatypewriter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color="#000000" style:font-name="Liberation Serif" fo:font-size="16pt" fo:font-weight="normal" style:font-name-asian="lucidatypewriter" style:font-size-asian="16pt" style:font-weight-asian="normal" style:font-name-complex="lucidatypewriter" style:font-size-complex="16pt" style:font-weight-complex="normal"/>
    </style:style>
    <style:style style:name="P6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fo:font-size="16pt" fo:font-weight="normal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font-weight="normal" officeooo:rsid="000d98a1" officeooo:paragraph-rsid="000d98a1" style:font-size-asian="14pt" style:font-weight-asian="normal" style:font-size-complex="16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374 – Lab 8</text:p>
      <text:p text:style-name="P7"><text:line-break/>Vibhanshu</text:p>
      <text:p text:style-name="P3">11012333</text:p>
      <text:p text:style-name="P6"/>
      <text:p text:style-name="P2"/>
      <text:p text:style-name="P1">1.</text:p>
      <text:p text:style-name="P1">a) </text:p>
      <text:p text:style-name="P1">BSE Historical Volatility - </text:p>
      <text:p text:style-name="P1">Sensex Volatility – 0.1495</text:p>
      <text:p text:style-name="P1"/>
      <text:p text:style-name="P1">Stocks Volatility – 0.2108 <text:s text:c="3"/>0.3337 <text:s text:c="3"/>0.2270 <text:s text:c="3"/>0.3563 <text:s text:c="3"/>0.1479 <text:s text:c="3"/>0.2248 <text:s text:c="3"/>0.2336 <text:s text:c="3"/>0.3082 <text:s text:c="3"/>0.1817 <text:s text:c="3"/>0.3691 <text:s text:c="3"/>0.3635 <text:s text:c="3"/>0.1677 <text:s text:c="3"/>0.2551 <text:s text:c="3"/>0.1222 <text:s text:c="3"/>0.2570 <text:s text:c="3"/>0.2694 <text:s text:c="3"/>0.1889</text:p>
      <text:p text:style-name="P1"/>
      <text:p text:style-name="P1">NSE Volatility - </text:p>
      <text:p text:style-name="P1">Nifty Volatility – 0.1564</text:p>
      <text:p text:style-name="P1"/>
      <text:p text:style-name="P1">Stocks Volatility – 0.1878 <text:s text:c="3"/>0.1500 <text:s text:c="3"/>0.3192 <text:s text:c="3"/>0.1591 <text:s text:c="3"/>0.3999 <text:s text:c="3"/>0.3978 <text:s text:c="3"/>0.1996 <text:s text:c="3"/>0.2562 <text:s text:c="3"/>0.2135 <text:s text:c="3"/>0.2245 <text:s text:c="3"/>0.1911 <text:s text:c="3"/>0.1660 <text:s text:c="3"/>0.2710 <text:s text:c="3"/>0.1724 <text:s text:c="3"/>0.3201 <text:s text:c="3"/>0.1928 <text:s text:c="3"/>0.2865 <text:s text:c="3"/>0.4189 <text:s text:c="3"/>0.2656</text:p>
      <text:p text:style-name="P1"/>
      <text:p text:style-name="P1"/>
      <text:p text:style-name="P1"/>
      <text:p text:style-name="P5">b)</text:p>
      <text:p text:style-name="P1">BSE European Option Prices:-</text:p>
      <text:p text:style-name="P1"/>
      <text:p text:style-name="P1">For K = 21170.680000, Call Value = 1167.461887, Put Value = 644.755935</text:p>
      <text:p text:style-name="P1">For K = 556.120000, <text:tab/>Call Value = 39.957094, Put Value = 26.226442</text:p>
      <text:p text:style-name="P1">For K = 1069.900000, Call Value = 113.017937, <text:tab/>Put Value = 86.602012</text:p>
      <text:p text:style-name="P1">For K = 330.450000, <text:tab/>Call Value = 25.209772, <text:tab/>Put Value = 17.050932</text:p>
      <text:p text:style-name="P1">For K = 91.350000, <text:tab/>Call Value = 10.216652, <text:tab/>Put Value = 7.961213</text:p>
      <text:p text:style-name="P1">For K = 570.950000, <text:tab/>Call Value = 31.233480, <text:tab/>Put Value = 17.136675</text:p>
      <text:p text:style-name="P1">For K = 567.750000, <text:tab/>Call Value = 42.962516, <text:tab/>Put Value = 28.944719</text:p>
      <text:p text:style-name="P1">For K = 1763.000000, Call Value = 137.686644, <text:tab/>Put Value = 94.158019</text:p>
      <text:p text:style-name="P1">For K = 288.600000, <text:tab/>Call Value = 28.457653, <text:tab/>Put Value = 21.332094</text:p>
      <text:p text:style-name="P1">For K = 400.550000, <text:tab/>Call Value = 25.591693, <text:tab/>Put Value = 15.702078</text:p>
      <text:p text:style-name="P1">For K = 95.100000, <text:tab/>Call Value = 10.969598, <text:tab/>Put Value = 8.621570</text:p>
      <text:p text:style-name="P1">For K = 3351.510000, Call Value = 381.435887, <text:tab/>Put Value = 298.686810</text:p>
      <text:p text:style-name="P1">For K = 256.290000, <text:tab/>Call Value = 15.397706, <text:tab/>Put Value = 9.069884</text:p>
      <text:p text:style-name="P1">For K = 29.200000, <text:tab/>Call Value = 2.453068, <text:tab/>Put Value = 1.732118</text:p>
      <text:p text:style-name="P1">For K = 1023.800000, Call Value = 48.924195, <text:tab/>Put Value = 23.646483</text:p>
      <text:p text:style-name="P1">For K = 54.500000, <text:tab/>Call Value = 4.606379, <text:tab/>Put Value = 3.260770</text:p>
      <text:p text:style-name="P1">For K = 1207.100000, Call Value = 106.145356, <text:tab/>Put Value = 76.341951</text:p>
      <text:p text:style-name="P1">For K = 1056.550000, Call Value = 69.564574, <text:tab/>Put Value = 43.478262</text:p>
      <text:p text:style-name="P1"/>
      <text:p text:style-name="P1"/>
      <text:p text:style-name="P5">NSE European Option Prices:-</text:p>
      <text:p text:style-name="P1"/>
      <text:p text:style-name="P1">For K = 6304.000000, Call Value = 359.291726, <text:tab/>Put Value = 203.645412</text:p>
      <text:p text:style-name="P1">For K = 321.850000, <text:tab/>Call Value = 21.099253, <text:tab/>Put Value = 13.152749</text:p>
      <text:p text:style-name="P1">For K = 2534.600000, Call Value = 140.076794, <text:tab/>Put Value = 77.497297</text:p>
      <text:p text:style-name="P1">For K = 347.900000, <text:tab/>Call Value = 35.357570, <text:tab/>Put Value = 26.767888</text:p>
      <text:p text:style-name="P1">For K = 3485.650000, Call Value = 201.262249, <text:tab/>Put Value = 115.201244</text:p>
      <text:p text:style-name="P1">For K = 1098.750000, Call Value = 136.053280, <text:tab/>Put Value = 108.925046</text:p>
      <text:p text:style-name="P1">For K = 175.420000, <text:tab/>Call Value = 21.617416, <text:tab/>Put Value = 17.286281</text:p>
      <text:p text:style-name="P1">For K = 2168.190000, Call Value = 149.105537, <text:tab/>Put Value = 95.572735</text:p>
      <text:p text:style-name="P1">For K = 1766.500000, Call Value = 148.908138, <text:tab/>Put Value = 105.293097</text:p>
      <text:p text:style-name="P1">For K = 337.980000, <text:tab/>Call Value = 24.527820, <text:tab/>Put Value = 16.183064</text:p>
      <text:p text:style-name="P1">For K = 1262.550000, Call Value = 95.464016, <text:tab/>Put Value = 64.291546</text:p>
      <text:p text:style-name="P1">For K = 1053.750000, Call Value = 70.021410, <text:tab/>Put Value = 44.004230</text:p>
      <text:p text:style-name="P1">For K = 274.900000, <text:tab/>Call Value = 16.389507, <text:tab/>Put Value = 9.602202</text:p>
      <text:p text:style-name="P1">For K = 65.690000, <text:tab/>Call Value = 5.804837, <text:tab/>Put Value = 4.182945</text:p>
      <text:p text:style-name="P1">For K = 72.450000, <text:tab/>Call Value = 4.445318, <text:tab/>Put Value = 2.656521</text:p>
      <text:p text:style-name="P1">For K = 17.250000, <text:tab/>Call Value = 1.757352, <text:tab/>Put Value = 1.331448</text:p>
      <text:p text:style-name="P1">For K = 1017.200000, Call Value = 68.073914, <text:tab/>Put Value = 42.959156</text:p>
      <text:p text:style-name="P1">For K = 61.590000, <text:tab/>Call Value = 5.705450, <text:tab/>Put Value = 4.184787</text:p>
      <text:p text:style-name="P1">For K = 127.520000, <text:tab/>Call Value = 16.455520, <text:tab/>Put Value = 13.307040</text:p>
      <text:p text:style-name="P1">For K = 19339.870000, Call Value = 1680.287251, Put Value = 1202.784159</text:p>
      <text:p text:style-name="P1"/>
      <text:p text:style-name="P1"/>
      <text:p text:style-name="P1"/>
      <text:p text:style-name="P5">BSE European Option Prices (Varying K):-</text:p>
      <text:p text:style-name="P1"/>
      <text:p text:style-name="P1">For Stock 1</text:p>
      <text:p text:style-name="P1"/>
      <text:p text:style-name="P1">For K = 10585.340000, Call Value = 10846.692976, <text:tab/>Put Value = 0.000000</text:p>
      <text:p text:style-name="P1">For K = 12702.408000, Call Value = 8781.895634, <text:tab/>Put Value = 0.000064</text:p>
      <text:p text:style-name="P1">For K = 14819.476000, Call Value = 6717.167627, <text:tab/>Put Value = 0.069461</text:p>
      <text:p text:style-name="P1">For K = 16936.544000, Call Value = 4658.600436, <text:tab/>Put Value = 6.299675</text:p>
      <text:p text:style-name="P1">For K = 19053.612000, Call Value = 2697.343975, Put Value = 109.840619</text:p>
      <text:p text:style-name="P1">For K = 21170.680000, Call Value = 1167.461887, Put Value = 644.755935</text:p>
      <text:p text:style-name="P1">For K = 23287.748000, Call Value = 351.119396, Put Value = 1893.210850</text:p>
      <text:p text:style-name="P1">For K = 25404.816000, Call Value = 72.886837, <text:tab/>Put Value = 3679.775695</text:p>
      <text:p text:style-name="P1">For K = 27521.884000, Call Value = 10.820972, <text:tab/>Put Value = 5682.507235</text:p>
      <text:p text:style-name="P1">For K = 29638.952000, Call Value = 1.207829, <text:tab/>Put Value = 7737.691497</text:p>
      <text:p text:style-name="P1">For K = 31756.020000, Call Value = 0.106530, <text:tab/>Put Value = 9801.387602</text:p>
      <text:p text:style-name="P1"/>
      <text:p text:style-name="P1">For Stock 2</text:p>
      <text:p text:style-name="P1"/>
      <text:p text:style-name="P1">For K = 278.060000, <text:tab/>Call Value = 284.925334, <text:tab/>Put Value = 0.000008</text:p>
      <text:p text:style-name="P1">For K = 333.672000, <text:tab/>Call Value = 230.688922, <text:tab/>Put Value = 0.002531</text:p>
      <text:p text:style-name="P1">For K = 389.284000, <text:tab/>Call Value = 176.560895, <text:tab/>Put Value = 0.113438</text:p>
      <text:p text:style-name="P1">For K = 444.896000, <text:tab/>Call Value = 123.664711, <text:tab/>Put Value = 1.456189</text:p>
      <text:p text:style-name="P1">For K = 500.508000, <text:tab/>Call Value = 76.128130, <text:tab/>Put Value = 8.158544</text:p>
      <text:p text:style-name="P1">For K = 556.120000, <text:tab/>Call Value = 39.957094, <text:tab/>Put Value = 26.226442</text:p>
      <text:p text:style-name="P1">For K = 611.732000, <text:tab/>Call Value = 17.723173, <text:tab/>Put Value = 58.231456</text:p>
      <text:p text:style-name="P1">For K = 667.344000, <text:tab/>Call Value = 6.705544, <text:tab/>Put Value = 101.452762</text:p>
      <text:p text:style-name="P1">For K = 722.956000, <text:tab/>Call Value = 2.204967, <text:tab/>Put Value = 151.191120</text:p>
      <text:p text:style-name="P1">For K = 778.568000, <text:tab/>Call Value = 0.643778, <text:tab/>Put Value = 203.868866</text:p>
      <text:p text:style-name="P1">For K = 834.180000, <text:tab/>Call Value = 0.170352, <text:tab/>Put Value = 257.634375</text:p>
      <text:p text:style-name="P1"/>
      <text:p text:style-name="P1"/>
      <text:p text:style-name="P5">For Stock 3</text:p>
      <text:p text:style-name="P1"/>
      <text:p text:style-name="P1">For K = 534.950000, <text:tab/>Call Value = 548.215446, <text:tab/>Put Value = 0.057483</text:p>
      <text:p text:style-name="P1">For K = 641.940000, <text:tab/>Call Value = 444.576031, <text:tab/>Put Value = 0.766476</text:p>
      <text:p text:style-name="P1">For K = 748.930000, <text:tab/>Call Value = 344.091895, <text:tab/>Put Value = 4.630747</text:p>
      <text:p text:style-name="P1">For K = 855.920000, <text:tab/>Call Value = 251.868236, <text:tab/>Put Value = 16.755496</text:p>
      <text:p text:style-name="P1">For K = 962.910000, <text:tab/>Call Value = 173.687929, <text:tab/>Put Value = 42.923596</text:p>
      <text:p text:style-name="P1">For K = 1069.900000, Call Value = 113.017937, <text:tab/>Put Value = 86.602012</text:p>
      <text:p text:style-name="P1">For K = 1176.890000, Call Value = 69.755786, <text:tab/>Put Value = 147.688268</text:p>
      <text:p text:style-name="P1">For K = 1283.880000, Call Value = 41.122520, <text:tab/>Put Value = 223.403410</text:p>
      <text:p text:style-name="P1">For K = 1390.870000, Call Value = 23.323724, <text:tab/>Put Value = 309.953021</text:p>
      <text:p text:style-name="P1">For K = 1497.860000, Call Value = 12.814462, <text:tab/>Put Value = 403.792167</text:p>
      <text:p text:style-name="P1">For K = 1604.850000, Call Value = 6.861594, <text:tab/>Put Value = 502.187706</text:p>
      <text:p text:style-name="P1"/>
      <text:p text:style-name="P1">For Stock 4</text:p>
      <text:p text:style-name="P1"/>
      <text:p text:style-name="P1">For K = 165.225000, <text:tab/>Call Value = 169.304449, <text:tab/>Put Value = 0.000029</text:p>
      <text:p text:style-name="P1">For K = 198.270000, <text:tab/>Call Value = 137.079759, <text:tab/>Put Value = 0.004455</text:p>
      <text:p text:style-name="P1">For K = 231.315000, <text:tab/>Call Value = 104.973350, <text:tab/>Put Value = 0.127163</text:p>
      <text:p text:style-name="P1">For K = 264.360000, <text:tab/>Call Value = 73.850093, <text:tab/>Put Value = 1.233022</text:p>
      <text:p text:style-name="P1">For K = 297.405000, <text:tab/>Call Value = 46.224521, <text:tab/>Put Value = 5.836565</text:p>
      <text:p text:style-name="P1">For K = 330.450000, <text:tab/>Call Value = 25.209772, <text:tab/>Put Value = 17.050932</text:p>
      <text:p text:style-name="P1">For K = 363.495000, <text:tab/>Call Value = 11.937097, <text:tab/>Put Value = 36.007373</text:p>
      <text:p text:style-name="P1">For K = 396.540000, <text:tab/>Call Value = 4.955456, <text:tab/>Put Value = 61.254849</text:p>
      <text:p text:style-name="P1">For K = 429.585000, <text:tab/>Call Value = 1.833032, <text:tab/>Put Value = 90.361540</text:p>
      <text:p text:style-name="P1">For K = 462.630000, <text:tab/>Call Value = 0.615046, <text:tab/>Put Value = 121.372671</text:p>
      <text:p text:style-name="P1">For K = 495.675000, <text:tab/>Call Value = 0.190392, <text:tab/>Put Value = 153.177132</text:p>
      <text:p text:style-name="P1"/>
      <text:p text:style-name="P1"/>
      <text:p text:style-name="P5">For Stock 5</text:p>
      <text:p text:style-name="P1"/>
      <text:p text:style-name="P1">For K = 45.675000, <text:tab/>Call Value = 46.812969, <text:tab/>Put Value = 0.010249</text:p>
      <text:p text:style-name="P1">For K = 54.810000, <text:tab/>Call Value = 37.998352, <text:tab/>Put Value = 0.105088</text:p>
      <text:p text:style-name="P1">For K = 63.945000, <text:tab/>Call Value = 29.519421, <text:tab/>Put Value = 0.535613</text:p>
      <text:p text:style-name="P1">For K = 73.080000, <text:tab/>Call Value = 21.808775, <text:tab/>Put Value = 1.734423</text:p>
      <text:p text:style-name="P1">For K = 82.215000, <text:tab/>Call Value = 15.298509, <text:tab/>Put Value = 4.133613</text:p>
      <text:p text:style-name="P1">For K = 91.350000, <text:tab/>Call Value = 10.216652, <text:tab/>Put Value = 7.961213</text:p>
      <text:p text:style-name="P1">For K = 100.485000, <text:tab/>Call Value = 6.529318, <text:tab/>Put Value = 13.183335</text:p>
      <text:p text:style-name="P1">For K = 109.620000, <text:tab/>Call Value = 4.018179, <text:tab/>Put Value = 19.581652</text:p>
      <text:p text:style-name="P1">For K = 118.755000, <text:tab/>Call Value = 2.396115, <text:tab/>Put Value = 26.869043</text:p>
      <text:p text:style-name="P1">For K = 127.890000, <text:tab/>Call Value = 1.392533, <text:tab/>Put Value = 34.774917</text:p>
      <text:p text:style-name="P1">For K = 137.025000, <text:tab/>Call Value = 0.792729, <text:tab/>Put Value = 43.084569</text:p>
      <text:p text:style-name="P1"/>
      <text:p text:style-name="P1">For Stock 6</text:p>
      <text:p text:style-name="P1"/>
      <text:p text:style-name="P1">For K = 285.475000, <text:tab/>Call Value = 292.523403, <text:tab/>Put Value = 0.000000</text:p>
      <text:p text:style-name="P1">For K = 342.570000, <text:tab/>Call Value = 236.838085, <text:tab/>Put Value = 0.000001</text:p>
      <text:p text:style-name="P1">For K = 399.665000, <text:tab/>Call Value = 181.154338, <text:tab/>Put Value = 0.001574</text:p>
      <text:p text:style-name="P1">For K = 456.760000, <text:tab/>Call Value = 125.623030, <text:tab/>Put Value = 0.155586</text:p>
      <text:p text:style-name="P1">For K = 513.855000, <text:tab/>Call Value = 72.630497, <text:tab/>Put Value = 2.848372</text:p>
      <text:p text:style-name="P1">For K = 570.950000, <text:tab/>Call Value = 31.233480, <text:tab/>Put Value = 17.136675</text:p>
      <text:p text:style-name="P1">For K = 628.045000, <text:tab/>Call Value = 9.252157, <text:tab/>Put Value = 50.840671</text:p>
      <text:p text:style-name="P1">For K = 685.140000, <text:tab/>Call Value = 1.873052, <text:tab/>Put Value = 99.146886</text:p>
      <text:p text:style-name="P1">For K = 742.235000, <text:tab/>Call Value = 0.268719, <text:tab/>Put Value = 153.227872</text:p>
      <text:p text:style-name="P1">For K = 799.330000, <text:tab/>Call Value = 0.028760, <text:tab/>Put Value = 208.673232</text:p>
      <text:p text:style-name="P1">For K = 856.425000, <text:tab/>Call Value = 0.002417, <text:tab/>Put Value = 264.332208</text:p>
      <text:p text:style-name="P1"/>
      <text:p text:style-name="P1"/>
      <text:p text:style-name="P5">For Stock 7</text:p>
      <text:p text:style-name="P1"/>
      <text:p text:style-name="P1">For K = 283.875000, <text:tab/>Call Value = 290.883939, <text:tab/>Put Value = 0.000040</text:p>
      <text:p text:style-name="P1">For K = 340.650000, <text:tab/>Call Value = 235.517342, <text:tab/>Put Value = 0.006663</text:p>
      <text:p text:style-name="P1">For K = 397.425000, <text:tab/>Call Value = 180.338841, <text:tab/>Put Value = 0.201382</text:p>
      <text:p text:style-name="P1">For K = 454.200000, <text:tab/>Call Value = 126.787713, <text:tab/>Put Value = 2.023475</text:p>
      <text:p text:style-name="P1">For K = 510.975000, <text:tab/>Call Value = 79.177500, <text:tab/>Put Value = 9.786482</text:p>
      <text:p text:style-name="P1">For K = 567.750000, <text:tab/>Call Value = 42.962516, <text:tab/>Put Value = 28.944719</text:p>
      <text:p text:style-name="P1">For K = 624.525000, <text:tab/>Call Value = 20.171311, <text:tab/>Put Value = 61.526734</text:p>
      <text:p text:style-name="P1">For K = 681.300000, <text:tab/>Call Value = 8.274601, <text:tab/>Put Value = 105.003245</text:p>
      <text:p text:style-name="P1">For K = 738.075000, <text:tab/>Call Value = 3.015180, <text:tab/>Put Value = 155.117043</text:p>
      <text:p text:style-name="P1">For K = 794.850000, <text:tab/>Call Value = 0.993972, <text:tab/>Put Value = 208.469056</text:p>
      <text:p text:style-name="P1">For K = 851.625000, <text:tab/>Call Value = 0.301630, <text:tab/>Put Value = 263.149934</text:p>
      <text:p text:style-name="P1"/>
      <text:p text:style-name="P1">For Stock 8</text:p>
      <text:p text:style-name="P1"/>
      <text:p text:style-name="P1">For K = 881.500000, <text:tab/>Call Value = 903.264606, <text:tab/>Put Value = 0.000294</text:p>
      <text:p text:style-name="P1">For K = 1057.800000, Call Value = 731.352119, <text:tab/>Put Value = 0.034944</text:p>
      <text:p text:style-name="P1">For K = 1234.100000, Call Value = 560.221749, <text:tab/>Put Value = 0.851712</text:p>
      <text:p text:style-name="P1">For K = 1410.400000, Call Value = 394.905123, <text:tab/>Put Value = 7.482223</text:p>
      <text:p text:style-name="P1">For K = 1586.700000, Call Value = 248.836476, <text:tab/>Put Value = 33.360713</text:p>
      <text:p text:style-name="P1">For K = 1763.000000, Call Value = 137.686644, <text:tab/>Put Value = 94.158019</text:p>
      <text:p text:style-name="P1">For K = 1939.300000, Call Value = 66.769040, <text:tab/>Put Value = 195.187552</text:p>
      <text:p text:style-name="P1">For K = 2115.600000, Call Value = 28.654541, <text:tab/>Put Value = 329.020191</text:p>
      <text:p text:style-name="P1">For K = 2291.900000, Call Value = 11.051174, <text:tab/>Put Value = 483.363961</text:p>
      <text:p text:style-name="P1">For K = 2468.200000, Call Value = 3.894440, <text:tab/>Put Value = 648.154365</text:p>
      <text:p text:style-name="P1">For K = 2644.500000, Call Value = 1.273870, <text:tab/>Put Value = 817.480932</text:p>
      <text:p text:style-name="P1"/>
      <text:p text:style-name="P1"/>
      <text:p text:style-name="P5">For Stock 9</text:p>
      <text:p text:style-name="P1"/>
      <text:p text:style-name="P1">For K = 144.300000, <text:tab/>Call Value = 147.868441, <text:tab/>Put Value = 0.005662</text:p>
      <text:p text:style-name="P1">For K = 173.160000, <text:tab/>Call Value = 119.824318, <text:tab/>Put Value = 0.108983</text:p>
      <text:p text:style-name="P1">For K = 202.020000, <text:tab/>Call Value = 92.401877, <text:tab/>Put Value = 0.833985</text:p>
      <text:p text:style-name="P1">For K = 230.880000, <text:tab/>Call Value = 66.936665, <text:tab/>Put Value = 3.516218</text:p>
      <text:p text:style-name="P1">For K = 259.740000, <text:tab/>Call Value = 45.210206, <text:tab/>Put Value = 9.937203</text:p>
      <text:p text:style-name="P1">For K = 288.600000, <text:tab/>Call Value = 28.457653, <text:tab/>Put Value = 21.332094</text:p>
      <text:p text:style-name="P1">For K = 317.460000, <text:tab/>Call Value = 16.776370, <text:tab/>Put Value = 37.798255</text:p>
      <text:p text:style-name="P1">For K = 346.320000, <text:tab/>Call Value = 9.335063, <text:tab/>Put Value = 58.504391</text:p>
      <text:p text:style-name="P1">For K = 375.180000, <text:tab/>Call Value = 4.945564, <text:tab/>Put Value = 82.262337</text:p>
      <text:p text:style-name="P1">For K = 404.040000, <text:tab/>Call Value = 2.515515, <text:tab/>Put Value = 107.979732</text:p>
      <text:p text:style-name="P1">For K = 432.900000, <text:tab/>Call Value = 1.237729, <text:tab/>Put Value = 134.849390</text:p>
      <text:p text:style-name="P1"/>
      <text:p text:style-name="P1">For Stock 10</text:p>
      <text:p text:style-name="P1"/>
      <text:p text:style-name="P1">For K = 200.275000, <text:tab/>Call Value = 205.219807, <text:tab/>Put Value = 0.000000</text:p>
      <text:p text:style-name="P1">For K = 240.330000, <text:tab/>Call Value = 166.153899, <text:tab/>Put Value = 0.000130</text:p>
      <text:p text:style-name="P1">For K = 280.385000, <text:tab/>Call Value = 127.105732, <text:tab/>Put Value = 0.018002</text:p>
      <text:p text:style-name="P1">For K = 320.440000, <text:tab/>Call Value = 88.484186, <text:tab/>Put Value = 0.462494</text:p>
      <text:p text:style-name="P1">For K = 360.495000, <text:tab/>Call Value = 52.857910, <text:tab/>Put Value = 3.902257</text:p>
      <text:p text:style-name="P1">For K = 400.550000, <text:tab/>Call Value = 25.591693, <text:tab/>Put Value = 15.702078</text:p>
      <text:p text:style-name="P1">For K = 440.605000, <text:tab/>Call Value = 9.778183, <text:tab/>Put Value = 38.954607</text:p>
      <text:p text:style-name="P1">For K = 480.660000, <text:tab/>Call Value = 2.966614, <text:tab/>Put Value = 71.209076</text:p>
      <text:p text:style-name="P1">For K = 520.715000, <text:tab/>Call Value = 0.732605, <text:tab/>Put Value = 108.041106</text:p>
      <text:p text:style-name="P1">For K = 560.770000, <text:tab/>Call Value = 0.151867, <text:tab/>Put Value = 146.526406</text:p>
      <text:p text:style-name="P1">For K = 600.825000, <text:tab/>Call Value = 0.027235, <text:tab/>Put Value = 185.467813</text:p>
      <text:p text:style-name="P1"/>
      <text:p text:style-name="P1"/>
      <text:p text:style-name="P5">For Stock 11</text:p>
      <text:p text:style-name="P1"/>
      <text:p text:style-name="P1">For K = 47.550000, <text:tab/>Call Value = 48.739392, <text:tab/>Put Value = 0.015378</text:p>
      <text:p text:style-name="P1">For K = 57.060000, <text:tab/>Call Value = 39.587496, <text:tab/>Put Value = 0.138679</text:p>
      <text:p text:style-name="P1">For K = 66.570000, <text:tab/>Call Value = 30.823855, <text:tab/>Put Value = 0.650235</text:p>
      <text:p text:style-name="P1">For K = 76.080000, <text:tab/>Call Value = 22.891728, <text:tab/>Put Value = 1.993306</text:p>
      <text:p text:style-name="P1">For K = 85.590000, <text:tab/>Call Value = 16.205919, <text:tab/>Put Value = 4.582695</text:p>
      <text:p text:style-name="P1">For K = 95.100000, <text:tab/>Call Value = 10.969598, <text:tab/>Put Value = 8.621570</text:p>
      <text:p text:style-name="P1">For K = 104.610000, <text:tab/>Call Value = 7.135874, <text:tab/>Put Value = 14.063044</text:p>
      <text:p text:style-name="P1">For K = 114.120000, <text:tab/>Call Value = 4.487268, <text:tab/>Put Value = 20.689635</text:p>
      <text:p text:style-name="P1">For K = 123.630000, <text:tab/>Call Value = 2.743439, <text:tab/>Put Value = 28.221004</text:p>
      <text:p text:style-name="P1">For K = 133.140000, <text:tab/>Call Value = 1.639338, <text:tab/>Put Value = 36.392100</text:p>
      <text:p text:style-name="P1">For K = 142.650000, <text:tab/>Call Value = 0.961828, <text:tab/>Put Value = 44.989787</text:p>
      <text:p text:style-name="P1"/>
      <text:p text:style-name="P1">For Stock 12</text:p>
      <text:p text:style-name="P1"/>
      <text:p text:style-name="P1">For K = 1675.755000, Call Value = 1717.593099, Put Value = 0.463561</text:p>
      <text:p text:style-name="P1">For K = 2010.906000, Call Value = 1394.668890, Put Value = 4.415444</text:p>
      <text:p text:style-name="P1">For K = 2346.057000, Call Value = 1084.830300, Put Value = 21.452947</text:p>
      <text:p text:style-name="P1">For K = 2681.208000, Call Value = 803.822512, <text:tab/>Put Value = 67.321251</text:p>
      <text:p text:style-name="P1">For K = 3016.359000, Call Value = 566.800283, <text:tab/>Put Value = 157.175114</text:p>
      <text:p text:style-name="P1">For K = 3351.510000, Call Value = 381.435887, <text:tab/>Put Value = 298.686810</text:p>
      <text:p text:style-name="P1">For K = 3686.661000, Call Value = 246.247641, <text:tab/>Put Value = 490.374657</text:p>
      <text:p text:style-name="P1">For K = 4021.812000, Call Value = 153.423285, <text:tab/>Put Value = 724.426393</text:p>
      <text:p text:style-name="P1">For K = 4356.963000, Call Value = 92.804855, <text:tab/>Put Value = 990.684055</text:p>
      <text:p text:style-name="P1">For K = 4692.114000, Call Value = 54.800633, <text:tab/>Put Value = 1279.555926</text:p>
      <text:p text:style-name="P1">For K = 5027.265000, Call Value = 31.740870, <text:tab/>Put Value = 1583.372255</text:p>
      <text:p text:style-name="P1"/>
      <text:p text:style-name="P1"/>
      <text:p text:style-name="P5">For Stock 13</text:p>
      <text:p text:style-name="P1"/>
      <text:p text:style-name="P1">For K = 128.145000, <text:tab/>Call Value = 131.308911, <text:tab/>Put Value = 0.000000</text:p>
      <text:p text:style-name="P1">For K = 153.774000, <text:tab/>Call Value = 106.312708, <text:tab/>Put Value = 0.000015</text:p>
      <text:p text:style-name="P1">For K = 179.403000, <text:tab/>Call Value = 81.320816, <text:tab/>Put Value = 0.004340</text:p>
      <text:p text:style-name="P1">For K = 205.032000, <text:tab/>Call Value = 56.497385, <text:tab/>Put Value = 0.177127</text:p>
      <text:p text:style-name="P1">For K = 230.661000, <text:tab/>Call Value = 33.278988, <text:tab/>Put Value = 1.954947</text:p>
      <text:p text:style-name="P1">For K = 256.290000, <text:tab/>Call Value = 15.397706, <text:tab/>Put Value = 9.069884</text:p>
      <text:p text:style-name="P1">For K = 281.919000, <text:tab/>Call Value = 5.367176, <text:tab/>Put Value = 24.035571</text:p>
      <text:p text:style-name="P1">For K = 307.548000, <text:tab/>Call Value = 1.412863, <text:tab/>Put Value = 45.077476</text:p>
      <text:p text:style-name="P1">For K = 333.177000, <text:tab/>Call Value = 0.289073, <text:tab/>Put Value = 68.949903</text:p>
      <text:p text:style-name="P1">For K = 358.806000, <text:tab/>Call Value = 0.047728, <text:tab/>Put Value = 93.704776</text:p>
      <text:p text:style-name="P1">For K = 384.435000, <text:tab/>Call Value = 0.006599, <text:tab/>Put Value = 118.659865</text:p>
      <text:p text:style-name="P1"/>
      <text:p text:style-name="P1">For Stock 14</text:p>
      <text:p text:style-name="P1"/>
      <text:p text:style-name="P1">For K = 14.600000, <text:tab/>Call Value = 14.960504, <text:tab/>Put Value = 0.000029</text:p>
      <text:p text:style-name="P1">For K = 17.520000, <text:tab/>Call Value = 12.114275, <text:tab/>Put Value = 0.001704</text:p>
      <text:p text:style-name="P1">For K = 20.440000, <text:tab/>Call Value = 9.291536, <text:tab/>Put Value = 0.026870</text:p>
      <text:p text:style-name="P1">For K = 23.360000, <text:tab/>Call Value = 6.596285, <text:tab/>Put Value = 0.179524</text:p>
      <text:p text:style-name="P1">For K = 26.280000, <text:tab/>Call Value = 4.245836, <text:tab/>Put Value = 0.676980</text:p>
      <text:p text:style-name="P1">For K = 29.200000, <text:tab/>Call Value = 2.453068, <text:tab/>Put Value = 1.732118</text:p>
      <text:p text:style-name="P1">For K = 32.120000, <text:tab/>Call Value = 1.274256, <text:tab/>Put Value = 3.401210</text:p>
      <text:p text:style-name="P1">For K = 35.040000, <text:tab/>Call Value = 0.600765, <text:tab/>Put Value = 5.575624</text:p>
      <text:p text:style-name="P1">For K = 37.960000, <text:tab/>Call Value = 0.260399, <text:tab/>Put Value = 8.083164</text:p>
      <text:p text:style-name="P1">For K = 40.880000, <text:tab/>Call Value = 0.105167, <text:tab/>Put Value = 10.775837</text:p>
      <text:p text:style-name="P1">For K = 43.800000, <text:tab/>Call Value = 0.040072, <text:tab/>Put Value = 13.558646</text:p>
      <text:p text:style-name="P1"/>
      <text:p text:style-name="P1"/>
      <text:p text:style-name="P5">For Stock 15</text:p>
      <text:p text:style-name="P1"/>
      <text:p text:style-name="P1">For K = 511.900000, <text:tab/>Call Value = 524.538856, <text:tab/>Put Value = 0.000000</text:p>
      <text:p text:style-name="P1">For K = 614.280000, <text:tab/>Call Value = 424.686627, <text:tab/>Put Value = 0.000000</text:p>
      <text:p text:style-name="P1">For K = 716.660000, <text:tab/>Call Value = 324.834474, <text:tab/>Put Value = 0.000075</text:p>
      <text:p text:style-name="P1">For K = 819.040000, <text:tab/>Call Value = 225.028650, <text:tab/>Put Value = 0.046481</text:p>
      <text:p text:style-name="P1">For K = 921.420000, <text:tab/>Call Value = 127.507329, <text:tab/>Put Value = 2.377388</text:p>
      <text:p text:style-name="P1">For K = 1023.800000, Call Value = 48.924195, <text:tab/>Put Value = 23.646483</text:p>
      <text:p text:style-name="P1">For K = 1126.180000, Call Value = 10.739075, <text:tab/>Put Value = 85.313592</text:p>
      <text:p text:style-name="P1">For K = 1228.560000, Call Value = 1.294098, <text:tab/>Put Value = 175.720843</text:p>
      <text:p text:style-name="P1">For K = 1330.940000, Call Value = 0.090179, <text:tab/>Put Value = 274.369153</text:p>
      <text:p text:style-name="P1">For K = 1433.320000, Call Value = 0.003949, <text:tab/>Put Value = 374.135152</text:p>
      <text:p text:style-name="P1">For K = 1535.700000, Call Value = 0.000118, <text:tab/>Put Value = 473.983550</text:p>
      <text:p text:style-name="P1"/>
      <text:p text:style-name="P1">For Stock 16</text:p>
      <text:p text:style-name="P1"/>
      <text:p text:style-name="P1">For K = 27.250000, <text:tab/>Call Value = 27.922866, <text:tab/>Put Value = 0.000061</text:p>
      <text:p text:style-name="P1">For K = 32.700000, <text:tab/>Call Value = 22.610821, <text:tab/>Put Value = 0.003455</text:p>
      <text:p text:style-name="P1">For K = 38.150000, <text:tab/>Call Value = 17.344631, <text:tab/>Put Value = 0.052705</text:p>
      <text:p text:style-name="P1">For K = 43.600000, <text:tab/>Call Value = 12.321401, <text:tab/>Put Value = 0.344913</text:p>
      <text:p text:style-name="P1">For K = 49.050000, <text:tab/>Call Value = 7.945195, <text:tab/>Put Value = 1.284146</text:p>
      <text:p text:style-name="P1">For K = 54.500000, <text:tab/>Call Value = 4.606379, <text:tab/>Put Value = 3.260770</text:p>
      <text:p text:style-name="P1">For K = 59.950000, <text:tab/>Call Value = 2.405695, <text:tab/>Put Value = 6.375524</text:p>
      <text:p text:style-name="P1">For K = 65.400000, <text:tab/>Call Value = 1.142428, <text:tab/>Put Value = 10.427696</text:p>
      <text:p text:style-name="P1">For K = 70.850000, <text:tab/>Call Value = 0.499608, <text:tab/>Put Value = 15.100316</text:p>
      <text:p text:style-name="P1">For K = 76.300000, <text:tab/>Call Value = 0.203872, <text:tab/>Put Value = 20.120018</text:p>
      <text:p text:style-name="P1">For K = 81.750000, <text:tab/>Call Value = 0.078582, <text:tab/>Put Value = 25.310168</text:p>
      <text:p text:style-name="P1"/>
      <text:p text:style-name="P1"/>
      <text:p text:style-name="P5">For Stock 17</text:p>
      <text:p text:style-name="P1"/>
      <text:p text:style-name="P1">For K = 603.550000, <text:tab/>Call Value = 618.454797, <text:tab/>Put Value = 0.003094</text:p>
      <text:p text:style-name="P1">For K = 724.260000, <text:tab/>Call Value = 500.849812, <text:tab/>Put Value = 0.127769</text:p>
      <text:p text:style-name="P1">For K = 844.970000, <text:tab/>Call Value = 384.584655, <text:tab/>Put Value = 1.592271</text:p>
      <text:p text:style-name="P1">For K = 965.680000, <text:tab/>Call Value = 274.430637, <text:tab/>Put Value = 9.167913</text:p>
      <text:p text:style-name="P1">For K = 1086.390000, Call Value = 179.061098, <text:tab/>Put Value = 31.528034</text:p>
      <text:p text:style-name="P1">For K = 1207.100000, Call Value = 106.145356, <text:tab/>Put Value = 76.341951</text:p>
      <text:p text:style-name="P1">For K = 1327.810000, Call Value = 57.343021, <text:tab/>Put Value = 145.269275</text:p>
      <text:p text:style-name="P1">For K = 1448.520000, Call Value = 28.489003, <text:tab/>Put Value = 234.144917</text:p>
      <text:p text:style-name="P1">For K = 1569.230000, Call Value = 13.167072, <text:tab/>Put Value = 336.552645</text:p>
      <text:p text:style-name="P1">For K = 1689.940000, Call Value = 5.727988, <text:tab/>Put Value = 446.843220</text:p>
      <text:p text:style-name="P1">For K = 1810.650000, Call Value = 2.370861, <text:tab/>Put Value = 561.215753</text:p>
      <text:p text:style-name="P1"/>
      <text:p text:style-name="P1">For Stock 18</text:p>
      <text:p text:style-name="P1"/>
      <text:p text:style-name="P1">For K = 528.275000, <text:tab/>Call Value = 541.318157, <text:tab/>Put Value = 0.000001</text:p>
      <text:p text:style-name="P1">For K = 633.930000, <text:tab/>Call Value = 438.272516, <text:tab/>Put Value = 0.000728</text:p>
      <text:p text:style-name="P1">For K = 739.585000, <text:tab/>Call Value = 335.298182, <text:tab/>Put Value = 0.072764</text:p>
      <text:p text:style-name="P1">For K = 845.240000, <text:tab/>Call Value = 233.711215, <text:tab/>Put Value = 1.532165</text:p>
      <text:p text:style-name="P1">For K = 950.895000, <text:tab/>Call Value = 140.638950, <text:tab/>Put Value = 11.506268</text:p>
      <text:p text:style-name="P1">For K = 1056.550000, Call Value = 69.564574, <text:tab/>Put Value = 43.478262</text:p>
      <text:p text:style-name="P1">For K = 1162.205000, Call Value = 27.697598, <text:tab/>Put Value = 104.657655</text:p>
      <text:p text:style-name="P1">For K = 1267.860000, Call Value = 8.942662, <text:tab/>Put Value = 188.949087</text:p>
      <text:p text:style-name="P1">For K = 1373.515000, Call Value = 2.395941, <text:tab/>Put Value = 285.448735</text:p>
      <text:p text:style-name="P1">For K = 1479.170000, Call Value = 0.547821, <text:tab/>Put Value = 386.646984</text:p>
      <text:p text:style-name="P1">For K = 1584.825000, Call Value = 0.109851, <text:tab/>Put Value = 489.255382</text:p>
      <text:p text:style-name="P1"/>
      <text:p text:style-name="P1"/>
      <text:p text:style-name="P5">NSE European Option Prices (Varying K):-</text:p>
      <text:p text:style-name="P1"/>
      <text:p text:style-name="P1">For Stock 1</text:p>
      <text:p text:style-name="P1"/>
      <text:p text:style-name="P1">For K = 3152.000000, Call Value = 3229.823157, <text:tab/>Put Value = 0.000000</text:p>
      <text:p text:style-name="P1">For K = 3782.400000, Call Value = 2614.987853, <text:tab/>Put Value = 0.000064</text:p>
      <text:p text:style-name="P1">For K = 4412.800000, Call Value = 2000.193077, <text:tab/>Put Value = 0.040657</text:p>
      <text:p text:style-name="P1">For K = 5043.200000, Call Value = 1387.963796, <text:tab/>Put Value = 2.646745</text:p>
      <text:p text:style-name="P1">For K = 5673.600000, Call Value = 808.680758, <text:tab/>Put Value = 38.199075</text:p>
      <text:p text:style-name="P1">For K = 6304.000000, Call Value = 359.291726, <text:tab/>Put Value = 203.645412</text:p>
      <text:p text:style-name="P1">For K = 6934.400000, Call Value = 114.716526, <text:tab/>Put Value = 573.905580</text:p>
      <text:p text:style-name="P1">For K = 7564.800000, Call Value = 26.255543, <text:tab/>Put Value = 1100.279965</text:p>
      <text:p text:style-name="P1">For K = 8195.200000, Call Value = 4.450914, <text:tab/>Put Value = 1693.310705</text:p>
      <text:p text:style-name="P1">For K = 8825.600000, Call Value = 0.584415, <text:tab/>Put Value = 2304.279575</text:p>
      <text:p text:style-name="P1">For K = 9456.000000, Call Value = 0.062131, <text:tab/>Put Value = 2918.592659</text:p>
      <text:p text:style-name="P1"/>
      <text:p text:style-name="P1">For Stock 2</text:p>
      <text:p text:style-name="P1"/>
      <text:p text:style-name="P1">For K = 160.925000, <text:tab/>Call Value = 164.898253, <text:tab/>Put Value = 0.000000</text:p>
      <text:p text:style-name="P1">For K = 193.110000, <text:tab/>Call Value = 133.508103, <text:tab/>Put Value = 0.000200</text:p>
      <text:p text:style-name="P1">For K = 225.295000, <text:tab/>Call Value = 102.138433, <text:tab/>Put Value = 0.020880</text:p>
      <text:p text:style-name="P1">For K = 257.480000, <text:tab/>Call Value = 71.179218, <text:tab/>Put Value = 0.452014</text:p>
      <text:p text:style-name="P1">For K = 289.665000, <text:tab/>Call Value = 42.787066, <text:tab/>Put Value = 3.450212</text:p>
      <text:p text:style-name="P1">For K = 321.850000, <text:tab/>Call Value = 21.099253, <text:tab/>Put Value = 13.152749</text:p>
      <text:p text:style-name="P1">For K = 354.035000, <text:tab/>Call Value = 8.352140, <text:tab/>Put Value = 31.795985</text:p>
      <text:p text:style-name="P1">For K = 386.220000, <text:tab/>Call Value = 2.673233, <text:tab/>Put Value = 57.507427</text:p>
      <text:p text:style-name="P1">For K = 418.405000, <text:tab/>Call Value = 0.708113, <text:tab/>Put Value = 86.932657</text:p>
      <text:p text:style-name="P1">For K = 450.590000, <text:tab/>Call Value = 0.159709, <text:tab/>Put Value = 117.774603</text:p>
      <text:p text:style-name="P1">For K = 482.775000, <text:tab/>Call Value = 0.031531, <text:tab/>Put Value = 149.036774</text:p>
      <text:p text:style-name="P1"/>
      <text:p text:style-name="P1"/>
      <text:p text:style-name="P5">For Stock 3</text:p>
      <text:p text:style-name="P1"/>
      <text:p text:style-name="P1">For K = 1267.300000, Call Value = 1298.589748, <text:tab/>Put Value = 0.000000</text:p>
      <text:p text:style-name="P1">For K = 1520.760000, Call Value = 1051.387706, <text:tab/>Put Value = 0.000008</text:p>
      <text:p text:style-name="P1">For K = 1774.220000, Call Value = 804.194361, <text:tab/>Put Value = 0.008713</text:p>
      <text:p text:style-name="P1">For K = 2027.680000, Call Value = 557.755863, <text:tab/>Put Value = 0.772265</text:p>
      <text:p text:style-name="P1">For K = 2281.140000, Call Value = 323.071689, <text:tab/>Put Value = 13.290142</text:p>
      <text:p text:style-name="P1">For K = 2534.600000, Call Value = 140.076794, <text:tab/>Put Value = 77.497297</text:p>
      <text:p text:style-name="P1">For K = 2788.060000, Call Value = 42.301252, <text:tab/>Put Value = 226.923806</text:p>
      <text:p text:style-name="P1">For K = 3041.520000, Call Value = 8.840388, <text:tab/>Put Value = 440.664991</text:p>
      <text:p text:style-name="P1">For K = 3294.980000, Call Value = 1.324574, <text:tab/>Put Value = 680.351228</text:p>
      <text:p text:style-name="P1">For K = 3548.440000, Call Value = 0.149522, <text:tab/>Put Value = 926.378227</text:p>
      <text:p text:style-name="P1">For K = 3801.900000, Call Value = 0.013360, <text:tab/>Put Value = 1173.444114</text:p>
      <text:p text:style-name="P1"/>
      <text:p text:style-name="P1">For Stock 4</text:p>
      <text:p text:style-name="P1"/>
      <text:p text:style-name="P1">For K = 173.950000, <text:tab/>Call Value = 178.255649, <text:tab/>Put Value = 0.010808</text:p>
      <text:p text:style-name="P1">For K = 208.740000, <text:tab/>Call Value = 144.489587, <text:tab/>Put Value = 0.175778</text:p>
      <text:p text:style-name="P1">For K = 243.530000, <text:tab/>Call Value = 111.589811, <text:tab/>Put Value = 1.207034</text:p>
      <text:p text:style-name="P1">For K = 278.320000, <text:tab/>Call Value = 81.197183, <text:tab/>Put Value = 4.745438</text:p>
      <text:p text:style-name="P1">For K = 313.110000, <text:tab/>Call Value = 55.345277, <text:tab/>Put Value = 12.824563</text:p>
      <text:p text:style-name="P1">For K = 347.900000, <text:tab/>Call Value = 35.357570, <text:tab/>Put Value = 26.767888</text:p>
      <text:p text:style-name="P1">For K = 382.690000, <text:tab/>Call Value = 21.280043, <text:tab/>Put Value = 46.621393</text:p>
      <text:p text:style-name="P1">For K = 417.480000, <text:tab/>Call Value = 12.155490, <text:tab/>Put Value = 71.427872</text:p>
      <text:p text:style-name="P1">For K = 452.270000, <text:tab/>Call Value = 6.642988, <text:tab/>Put Value = 99.846402</text:p>
      <text:p text:style-name="P1">For K = 487.060000, <text:tab/>Call Value = 3.500011, <text:tab/>Put Value = 130.634457</text:p>
      <text:p text:style-name="P1">For K = 521.850000, <text:tab/>Call Value = 1.790066, <text:tab/>Put Value = 162.855544</text:p>
      <text:p text:style-name="P1"/>
      <text:p text:style-name="P1"/>
      <text:p text:style-name="P5">For Stock 5</text:p>
      <text:p text:style-name="P1"/>
      <text:p text:style-name="P1">For K = 1742.825000, Call Value = 1785.855503, <text:tab/>Put Value = 0.000000</text:p>
      <text:p text:style-name="P1">For K = 2091.390000, Call Value = 1445.896659, <text:tab/>Put Value = 0.000056</text:p>
      <text:p text:style-name="P1">For K = 2439.955000, Call Value = 1105.966585, <text:tab/>Put Value = 0.028882</text:p>
      <text:p text:style-name="P1">For K = 2788.520000, Call Value = 767.643043, <text:tab/>Put Value = 1.664239</text:p>
      <text:p text:style-name="P1">For K = 3137.085000, Call Value = 448.418830, <text:tab/>Put Value = 22.398925</text:p>
      <text:p text:style-name="P1">For K = 3485.650000, Call Value = 201.262249, <text:tab/>Put Value = 115.201244</text:p>
      <text:p text:style-name="P1">For K = 3834.215000, Call Value = 65.722429, <text:tab/>Put Value = 319.620323</text:p>
      <text:p text:style-name="P1">For K = 4182.780000, Call Value = 15.597563, <text:tab/>Put Value = 609.454357</text:p>
      <text:p text:style-name="P1">For K = 4531.345000, Call Value = 2.776885, <text:tab/>Put Value = 936.592579</text:p>
      <text:p text:style-name="P1">For K = 4879.910000, Call Value = 0.387083, <text:tab/>Put Value = 1274.161676</text:p>
      <text:p text:style-name="P1">For K = 5228.475000, Call Value = 0.044078, <text:tab/>Put Value = 1613.777570</text:p>
      <text:p text:style-name="P1"/>
      <text:p text:style-name="P1">For Stock 6</text:p>
      <text:p text:style-name="P1"/>
      <text:p text:style-name="P1">For K = 549.375000, <text:tab/>Call Value = 563.320287, <text:tab/>Put Value = 0.381170</text:p>
      <text:p text:style-name="P1">For K = 659.250000, <text:tab/>Call Value = 458.419116, <text:tab/>Put Value = 2.642175</text:p>
      <text:p text:style-name="P1">For K = 769.125000, <text:tab/>Call Value = 359.047105, <text:tab/>Put Value = 10.432341</text:p>
      <text:p text:style-name="P1">For K = 879.000000, <text:tab/>Call Value = 269.996185, <text:tab/>Put Value = 28.543598</text:p>
      <text:p text:style-name="P1">For K = 988.875000, <text:tab/>Call Value = 195.146253, <text:tab/>Put Value = 60.855842</text:p>
      <text:p text:style-name="P1">For K = 1098.750000, Call Value = 136.053280, <text:tab/>Put Value = 108.925046</text:p>
      <text:p text:style-name="P1">For K = 1208.625000, Call Value = 91.932799, <text:tab/>Put Value = 171.966742</text:p>
      <text:p text:style-name="P1">For K = 1318.500000, Call Value = 60.509444, <text:tab/>Put Value = 247.705563</text:p>
      <text:p text:style-name="P1">For K = 1428.375000, Call Value = 38.978748, <text:tab/>Put Value = 333.337044</text:p>
      <text:p text:style-name="P1">For K = 1538.250000, Call Value = 24.678794, <text:tab/>Put Value = 426.199267</text:p>
      <text:p text:style-name="P1">For K = 1648.125000, Call Value = 15.413425, <text:tab/>Put Value = 524.096074</text:p>
      <text:p text:style-name="P1"/>
      <text:p text:style-name="P1"/>
      <text:p text:style-name="P5">For Stock 7</text:p>
      <text:p text:style-name="P1"/>
      <text:p text:style-name="P1">For K = 87.710000, <text:tab/>Call Value = 89.933537, <text:tab/>Put Value = 0.057969</text:p>
      <text:p text:style-name="P1">For K = 105.252000, <text:tab/>Call Value = 73.175206, <text:tab/>Put Value = 0.408525</text:p>
      <text:p text:style-name="P1">For K = 122.794000, <text:tab/>Call Value = 57.288384, <text:tab/>Put Value = 1.630590</text:p>
      <text:p text:style-name="P1">For K = 140.336000, <text:tab/>Call Value = 43.042567, <text:tab/>Put Value = 4.493659</text:p>
      <text:p text:style-name="P1">For K = 157.878000, <text:tab/>Call Value = 31.066848, <text:tab/>Put Value = 9.626826</text:p>
      <text:p text:style-name="P1">For K = 175.420000, <text:tab/>Call Value = 21.617416, <text:tab/>Put Value = 17.286281</text:p>
      <text:p text:style-name="P1">For K = 192.962000, <text:tab/>Call Value = 14.571243, <text:tab/>Put Value = 27.348994</text:p>
      <text:p text:style-name="P1">For K = 210.504000, <text:tab/>Call Value = 9.562639, <text:tab/>Put Value = 39.449276</text:p>
      <text:p text:style-name="P1">For K = 228.046000, <text:tab/>Call Value = 6.139537, <text:tab/>Put Value = 53.135062</text:p>
      <text:p text:style-name="P1">For K = 245.588000, <text:tab/>Call Value = 3.872905, <text:tab/>Put Value = 67.977316</text:p>
      <text:p text:style-name="P1">For K = 263.130000, <text:tab/>Call Value = 2.409319, <text:tab/>Put Value = 83.622616</text:p>
      <text:p text:style-name="P1"/>
      <text:p text:style-name="P1">For Stock 8</text:p>
      <text:p text:style-name="P1"/>
      <text:p text:style-name="P1">For K = 1084.095000, Call Value = 1110.861408, <text:tab/>Put Value = 0.000007</text:p>
      <text:p text:style-name="P1">For K = 1300.914000, Call Value = 899.399707, <text:tab/>Put Value = 0.004026</text:p>
      <text:p text:style-name="P1">For K = 1517.733000, Call Value = 688.193350, <text:tab/>Put Value = 0.263389</text:p>
      <text:p text:style-name="P1">For K = 1734.552000, Call Value = 480.737053, <text:tab/>Put Value = 4.272811</text:p>
      <text:p text:style-name="P1">For K = 1951.371000, Call Value = 292.512858, <text:tab/>Put Value = 27.514337</text:p>
      <text:p text:style-name="P1">For K = 2168.190000, Call Value = 149.105537, <text:tab/>Put Value = 95.572735</text:p>
      <text:p text:style-name="P1">For K = 2385.009000, Call Value = 62.777624, <text:tab/>Put Value = 220.710542</text:p>
      <text:p text:style-name="P1">For K = 2601.828000, Call Value = 22.019502, <text:tab/>Put Value = 391.418140</text:p>
      <text:p text:style-name="P1">For K = 2818.647000, Call Value = 6.569424, <text:tab/>Put Value = 587.433782</text:p>
      <text:p text:style-name="P1">For K = 3035.466000, Call Value = 1.708407, <text:tab/>Put Value = 794.038484</text:p>
      <text:p text:style-name="P1">For K = 3252.285000, Call Value = 0.396527, <text:tab/>Put Value = 1004.192325</text:p>
      <text:p text:style-name="P1"/>
      <text:p text:style-name="P1"/>
      <text:p text:style-name="P5">For Stock 9</text:p>
      <text:p text:style-name="P1"/>
      <text:p text:style-name="P1">For K = 883.250000, <text:tab/>Call Value = 905.059380, <text:tab/>Put Value = 0.001860</text:p>
      <text:p text:style-name="P1">For K = 1059.900000, Call Value = 732.877030, <text:tab/>Put Value = 0.108006</text:p>
      <text:p text:style-name="P1">For K = 1236.550000, Call Value = 562.152086, <text:tab/>Put Value = 1.671558</text:p>
      <text:p text:style-name="P1">For K = 1413.200000, Call Value = 399.230714, <text:tab/>Put Value = 11.038682</text:p>
      <text:p text:style-name="P1">For K = 1589.850000, Call Value = 257.232119, <text:tab/>Put Value = 41.328583</text:p>
      <text:p text:style-name="P1">For K = 1766.500000, Call Value = 148.908138, <text:tab/>Put Value = 105.293097</text:p>
      <text:p text:style-name="P1">For K = 1943.150000, Call Value = 77.584767, <text:tab/>Put Value = 206.258223</text:p>
      <text:p text:style-name="P1">For K = 2119.800000, Call Value = 36.727337, <text:tab/>Put Value = 337.689288</text:p>
      <text:p text:style-name="P1">For K = 2296.450000, Call Value = 15.999196, <text:tab/>Put Value = 489.249643</text:p>
      <text:p text:style-name="P1">For K = 2473.100000, Call Value = 6.499239, <text:tab/>Put Value = 652.038182</text:p>
      <text:p text:style-name="P1">For K = 2649.750000, Call Value = 2.492524, <text:tab/>Put Value = 820.319964</text:p>
      <text:p text:style-name="P1"/>
      <text:p text:style-name="P1">For Stock 10</text:p>
      <text:p text:style-name="P1"/>
      <text:p text:style-name="P1">For K = 168.990000, <text:tab/>Call Value = 173.162385, <text:tab/>Put Value = 0.000007</text:p>
      <text:p text:style-name="P1">For K = 202.788000, <text:tab/>Call Value = 140.200717, <text:tab/>Put Value = 0.001864</text:p>
      <text:p text:style-name="P1">For K = 236.586000, <text:tab/>Call Value = 107.312404, <text:tab/>Put Value = 0.077075</text:p>
      <text:p text:style-name="P1">For K = 270.384000, <text:tab/>Call Value = 75.213137, <text:tab/>Put Value = 0.941332</text:p>
      <text:p text:style-name="P1">For K = 304.182000, <text:tab/>Call Value = 46.427524, <text:tab/>Put Value = 5.119244</text:p>
      <text:p text:style-name="P1">For K = 337.980000, <text:tab/>Call Value = 24.527820, <text:tab/>Put Value = 16.183064</text:p>
      <text:p text:style-name="P1">For K = 371.778000, <text:tab/>Call Value = 11.003723, <text:tab/>Put Value = 35.622491</text:p>
      <text:p text:style-name="P1">For K = 405.576000, <text:tab/>Call Value = 4.231666, <text:tab/>Put Value = 61.813959</text:p>
      <text:p text:style-name="P1">For K = 439.374000, <text:tab/>Call Value = 1.420735, <text:tab/>Put Value = 91.966553</text:p>
      <text:p text:style-name="P1">For K = 473.172000, <text:tab/>Call Value = 0.425164, <text:tab/>Put Value = 123.934506</text:p>
      <text:p text:style-name="P1">For K = 506.970000, <text:tab/>Call Value = 0.115683, <text:tab/>Put Value = 156.588550</text:p>
      <text:p text:style-name="P1"/>
      <text:p text:style-name="P1"/>
      <text:p text:style-name="P5">For Stock 11</text:p>
      <text:p text:style-name="P1"/>
      <text:p text:style-name="P1">For K = 631.275000, <text:tab/>Call Value = 646.861322, <text:tab/>Put Value = 0.000087</text:p>
      <text:p text:style-name="P1">For K = 757.530000, <text:tab/>Call Value = 523.738101, <text:tab/>Put Value = 0.014619</text:p>
      <text:p text:style-name="P1">For K = 883.785000, <text:tab/>Call Value = 401.030011, <text:tab/>Put Value = 0.444282</text:p>
      <text:p text:style-name="P1">For K = 1010.040000, Call Value = 281.927663, <text:tab/>Put Value = 4.479687</text:p>
      <text:p text:style-name="P1">For K = 1136.295000, Call Value = 176.021686, <text:tab/>Put Value = 21.711463</text:p>
      <text:p text:style-name="P1">For K = 1262.550000, Call Value = 95.464016, <text:tab/>Put Value = 64.291546</text:p>
      <text:p text:style-name="P1">For K = 1388.805000, Call Value = 44.784227, <text:tab/>Put Value = 136.749509</text:p>
      <text:p text:style-name="P1">For K = 1515.060000, Call Value = 18.349880, <text:tab/>Put Value = 233.452915</text:p>
      <text:p text:style-name="P1">For K = 1641.315000, Call Value = 6.676707, <text:tab/>Put Value = 344.917495</text:p>
      <text:p text:style-name="P1">For K = 1767.570000, Call Value = 2.197216, <text:tab/>Put Value = 463.575757</text:p>
      <text:p text:style-name="P1">For K = 1893.825000, Call Value = 0.665469, <text:tab/>Put Value = 585.181763</text:p>
      <text:p text:style-name="P1"/>
      <text:p text:style-name="P1">For Stock 12</text:p>
      <text:p text:style-name="P1"/>
      <text:p text:style-name="P1">For K = 526.875000, <text:tab/>Call Value = 539.883591, <text:tab/>Put Value = 0.000001</text:p>
      <text:p text:style-name="P1">For K = 632.250000, <text:tab/>Call Value = 437.111212, <text:tab/>Put Value = 0.000904</text:p>
      <text:p text:style-name="P1">For K = 737.625000, <text:tab/>Call Value = 334.419238, <text:tab/>Put Value = 0.082211</text:p>
      <text:p text:style-name="P1">For K = 843.000000, <text:tab/>Call Value = 233.197790, <text:tab/>Put Value = 1.634046</text:p>
      <text:p text:style-name="P1">For K = 948.375000, <text:tab/>Call Value = 140.652713, <text:tab/>Put Value = 11.862251</text:p>
      <text:p text:style-name="P1">For K = 1053.750000, Call Value = 70.021410, <text:tab/>Put Value = 44.004230</text:p>
      <text:p text:style-name="P1">For K = 1159.125000, Call Value = 28.220838, <text:tab/>Put Value = 104.976939</text:p>
      <text:p text:style-name="P1">For K = 1264.500000, Call Value = 9.278921, <text:tab/>Put Value = 188.808305</text:p>
      <text:p text:style-name="P1">For K = 1369.875000, Call Value = 2.545715, <text:tab/>Put Value = 284.848381</text:p>
      <text:p text:style-name="P1">For K = 1475.250000, Call Value = 0.598866, <text:tab/>Put Value = 385.674813</text:p>
      <text:p text:style-name="P1">For K = 1580.625000, Call Value = 0.124037, <text:tab/>Put Value = 487.973267</text:p>
      <text:p text:style-name="P1"/>
      <text:p text:style-name="P1"/>
      <text:p text:style-name="P5">For Stock 13</text:p>
      <text:p text:style-name="P1"/>
      <text:p text:style-name="P1">For K = 137.450000, <text:tab/>Call Value = 140.843653, <text:tab/>Put Value = 0.000000</text:p>
      <text:p text:style-name="P1">For K = 164.940000, <text:tab/>Call Value = 114.032396, <text:tab/>Put Value = 0.000012</text:p>
      <text:p text:style-name="P1">For K = 192.430000, <text:tab/>Call Value = 87.225191, <text:tab/>Put Value = 0.004077</text:p>
      <text:p text:style-name="P1">For K = 219.920000, <text:tab/>Call Value = 60.587176, <text:tab/>Put Value = 0.177332</text:p>
      <text:p text:style-name="P1">For K = 247.410000, <text:tab/>Call Value = 35.628926, <text:tab/>Put Value = 2.030351</text:p>
      <text:p text:style-name="P1">For K = 274.900000, <text:tab/>Call Value = 16.389507, <text:tab/>Put Value = 9.602202</text:p>
      <text:p text:style-name="P1">For K = 302.390000, <text:tab/>Call Value = 5.643491, <text:tab/>Put Value = 25.667455</text:p>
      <text:p text:style-name="P1">For K = 329.880000, <text:tab/>Call Value = 1.457290, <text:tab/>Put Value = 48.292524</text:p>
      <text:p text:style-name="P1">For K = 357.370000, <text:tab/>Call Value = 0.290593, <text:tab/>Put Value = 73.937096</text:p>
      <text:p text:style-name="P1">For K = 384.860000, <text:tab/>Call Value = 0.046504, <text:tab/>Put Value = 100.504276</text:p>
      <text:p text:style-name="P1">For K = 412.350000, <text:tab/>Call Value = 0.006204, <text:tab/>Put Value = 127.275246</text:p>
      <text:p text:style-name="P1"/>
      <text:p text:style-name="P1">For Stock 14</text:p>
      <text:p text:style-name="P1"/>
      <text:p text:style-name="P1">For K = 32.845000, <text:tab/>Call Value = 33.656132, <text:tab/>Put Value = 0.000186</text:p>
      <text:p text:style-name="P1">For K = 39.414000, <text:tab/>Call Value = 27.256524, <text:tab/>Put Value = 0.007388</text:p>
      <text:p text:style-name="P1">For K = 45.983000, <text:tab/>Call Value = 20.932238, <text:tab/>Put Value = 0.089914</text:p>
      <text:p text:style-name="P1">For K = 52.552000, <text:tab/>Call Value = 14.945467, <text:tab/>Put Value = 0.509953</text:p>
      <text:p text:style-name="P1">For K = 59.121000, <text:tab/>Call Value = 9.766010, <text:tab/>Put Value = 1.737307</text:p>
      <text:p text:style-name="P1">For K = 65.690000, <text:tab/>Call Value = 5.804837, <text:tab/>Put Value = 4.182945</text:p>
      <text:p text:style-name="P1">For K = 72.259000, <text:tab/>Call Value = 3.148705, <text:tab/>Put Value = 7.933623</text:p>
      <text:p text:style-name="P1">For K = 78.828000, <text:tab/>Call Value = 1.572750, <text:tab/>Put Value = 12.764480</text:p>
      <text:p text:style-name="P1">For K = 85.397000, <text:tab/>Call Value = 0.731665, <text:tab/>Put Value = 18.330205</text:p>
      <text:p text:style-name="P1">For K = 91.966000, <text:tab/>Call Value = 0.320702, <text:tab/>Put Value = 24.326053</text:p>
      <text:p text:style-name="P1">For K = 98.535000, <text:tab/>Call Value = 0.133859, <text:tab/>Put Value = 30.546021</text:p>
      <text:p text:style-name="P1"/>
      <text:p text:style-name="P1"/>
      <text:p text:style-name="P5">For Stock 15</text:p>
      <text:p text:style-name="P1"/>
      <text:p text:style-name="P1">For K = 36.225000, <text:tab/>Call Value = 37.119398, <text:tab/>Put Value = 0.000000</text:p>
      <text:p text:style-name="P1">For K = 43.470000, <text:tab/>Call Value = 30.053286, <text:tab/>Put Value = 0.000008</text:p>
      <text:p text:style-name="P1">For K = 50.715000, <text:tab/>Call Value = 22.988900, <text:tab/>Put Value = 0.001742</text:p>
      <text:p text:style-name="P1">For K = 57.960000, <text:tab/>Call Value = 15.981177, <text:tab/>Put Value = 0.060139</text:p>
      <text:p text:style-name="P1">For K = 65.205000, <text:tab/>Call Value = 9.457423, <text:tab/>Put Value = 0.602506</text:p>
      <text:p text:style-name="P1">For K = 72.450000, <text:tab/>Call Value = 4.445318, <text:tab/>Put Value = 2.656521</text:p>
      <text:p text:style-name="P1">For K = 79.695000, <text:tab/>Call Value = 1.600861, <text:tab/>Put Value = 6.878184</text:p>
      <text:p text:style-name="P1">For K = 86.940000, <text:tab/>Call Value = 0.443436, <text:tab/>Put Value = 12.786880</text:p>
      <text:p text:style-name="P1">For K = 94.185000, <text:tab/>Call Value = 0.097096, <text:tab/>Put Value = 19.506660</text:p>
      <text:p text:style-name="P1">For K = 101.430000, <text:tab/>Call Value = 0.017406, <text:tab/>Put Value = 26.493090</text:p>
      <text:p text:style-name="P1">For K = 108.675000, <text:tab/>Call Value = 0.002644, <text:tab/>Put Value = 33.544449</text:p>
      <text:p text:style-name="P1"/>
      <text:p text:style-name="P1">For Stock 16</text:p>
      <text:p text:style-name="P1"/>
      <text:p text:style-name="P1">For K = 8.625000, <text:tab/>Call Value = 8.838507, <text:tab/>Put Value = 0.000555</text:p>
      <text:p text:style-name="P1">For K = 10.350000, <text:tab/>Call Value = 7.164456, <text:tab/>Put Value = 0.008913</text:p>
      <text:p text:style-name="P1">For K = 12.075000, <text:tab/>Call Value = 5.533833, <text:tab/>Put Value = 0.060700</text:p>
      <text:p text:style-name="P1">For K = 13.800000, <text:tab/>Call Value = 4.028091, <text:tab/>Put Value = 0.237368</text:p>
      <text:p text:style-name="P1">For K = 15.525000, <text:tab/>Call Value = 2.747599, <text:tab/>Put Value = 0.639286</text:p>
      <text:p text:style-name="P1">For K = 17.250000, <text:tab/>Call Value = 1.757352, <text:tab/>Put Value = 1.331448</text:p>
      <text:p text:style-name="P1">For K = 18.975000, <text:tab/>Call Value = 1.059366, <text:tab/>Put Value = 2.315871</text:p>
      <text:p text:style-name="P1">For K = 20.700000, <text:tab/>Call Value = 0.606350, <text:tab/>Put Value = 3.545265</text:p>
      <text:p text:style-name="P1">For K = 22.425000, <text:tab/>Call Value = 0.332163, <text:tab/>Put Value = 4.953488</text:p>
      <text:p text:style-name="P1">For K = 24.150000, <text:tab/>Call Value = 0.175481, <text:tab/>Put Value = 6.479215</text:p>
      <text:p text:style-name="P1">For K = 25.875000, <text:tab/>Call Value = 0.090015, <text:tab/>Put Value = 8.076159</text:p>
      <text:p text:style-name="P1"/>
      <text:p text:style-name="P1"/>
      <text:p text:style-name="P5">For Stock 17</text:p>
      <text:p text:style-name="P1"/>
      <text:p text:style-name="P1">For K = 508.600000, <text:tab/>Call Value = 521.157380, <text:tab/>Put Value = 0.000001</text:p>
      <text:p text:style-name="P1">For K = 610.320000, <text:tab/>Call Value = 421.949884, <text:tab/>Put Value = 0.001029</text:p>
      <text:p text:style-name="P1">For K = 712.040000, <text:tab/>Call Value = 322.827547, <text:tab/>Put Value = 0.087217</text:p>
      <text:p text:style-name="P1">For K = 813.760000, <text:tab/>Call Value = 225.191490, <text:tab/>Put Value = 1.659684</text:p>
      <text:p text:style-name="P1">For K = 915.480000, <text:tab/>Call Value = 136.066862, <text:tab/>Put Value = 11.743580</text:p>
      <text:p text:style-name="P1">For K = 1017.200000, Call Value = 68.073914, <text:tab/>Put Value = 42.959156</text:p>
      <text:p text:style-name="P1">For K = 1118.920000, Call Value = 27.690886, <text:tab/>Put Value = 101.784653</text:p>
      <text:p text:style-name="P1">For K = 1220.640000, Call Value = 9.230972, <text:tab/>Put Value = 182.533263</text:p>
      <text:p text:style-name="P1">For K = 1322.360000, Call Value = 2.578363, <text:tab/>Put Value = 275.089178</text:p>
      <text:p text:style-name="P1">For K = 1424.080000, Call Value = 0.619713, <text:tab/>Put Value = 372.339052</text:p>
      <text:p text:style-name="P1">For K = 1525.800000, Call Value = 0.131528, <text:tab/>Put Value = 471.059392</text:p>
      <text:p text:style-name="P1"/>
      <text:p text:style-name="P1">For Stock 18</text:p>
      <text:p text:style-name="P1"/>
      <text:p text:style-name="P1">For K = 30.795000, <text:tab/>Call Value = 31.555755, <text:tab/>Put Value = 0.000424</text:p>
      <text:p text:style-name="P1">For K = 36.954000, <text:tab/>Call Value = 25.560446, <text:tab/>Put Value = 0.012049</text:p>
      <text:p text:style-name="P1">For K = 43.113000, <text:tab/>Call Value = 19.659787, <text:tab/>Put Value = 0.118323</text:p>
      <text:p text:style-name="P1">For K = 49.272000, <text:tab/>Call Value = 14.119944, <text:tab/>Put Value = 0.585414</text:p>
      <text:p text:style-name="P1">For K = 55.431000, <text:tab/>Call Value = 9.358486, <text:tab/>Put Value = 1.830890</text:p>
      <text:p text:style-name="P1">For K = 61.590000, <text:tab/>Call Value = 5.705450, <text:tab/>Put Value = 4.184787</text:p>
      <text:p text:style-name="P1">For K = 67.749000, <text:tab/>Call Value = 3.213011, <text:tab/>Put Value = 7.699282</text:p>
      <text:p text:style-name="P1">For K = 73.908000, <text:tab/>Call Value = 1.685684, <text:tab/>Put Value = 12.178889</text:p>
      <text:p text:style-name="P1">For K = 80.067000, <text:tab/>Call Value = 0.832295, <text:tab/>Put Value = 17.332433</text:p>
      <text:p text:style-name="P1">For K = 86.226000, <text:tab/>Call Value = 0.390642, <text:tab/>Put Value = 22.897715</text:p>
      <text:p text:style-name="P1">For K = 92.385000, <text:tab/>Call Value = 0.175900, <text:tab/>Put Value = 28.689906</text:p>
      <text:p text:style-name="P1"/>
      <text:p text:style-name="P1"/>
      <text:p text:style-name="P5">For Stock 19</text:p>
      <text:p text:style-name="P1"/>
      <text:p text:style-name="P1">For K = 63.760000, <text:tab/>Call Value = 65.400284, <text:tab/>Put Value = 0.066044</text:p>
      <text:p text:style-name="P1">For K = 76.512000, <text:tab/>Call Value = 53.297030, <text:tab/>Put Value = 0.399942</text:p>
      <text:p text:style-name="P1">For K = 89.264000, <text:tab/>Call Value = 41.904934, <text:tab/>Put Value = 1.444998</text:p>
      <text:p text:style-name="P1">For K = 102.016000, <text:tab/>Call Value = 31.749117, <text:tab/>Put Value = 3.726333</text:p>
      <text:p text:style-name="P1">For K = 114.768000, <text:tab/>Call Value = 23.220909, <text:tab/>Put Value = 7.635277</text:p>
      <text:p text:style-name="P1">For K = 127.520000, <text:tab/>Call Value = 16.455520, <text:tab/>Put Value = 13.307040</text:p>
      <text:p text:style-name="P1">For K = 140.272000, <text:tab/>Call Value = 11.349649, <text:tab/>Put Value = 20.638321</text:p>
      <text:p text:style-name="P1">For K = 153.024000, <text:tab/>Call Value = 7.653723, <text:tab/>Put Value = 29.379547</text:p>
      <text:p text:style-name="P1">For K = 165.776000, <text:tab/>Call Value = 5.067789, <text:tab/>Put Value = 39.230765</text:p>
      <text:p text:style-name="P1">For K = 178.528000, <text:tab/>Call Value = 3.307035, <text:tab/>Put Value = 49.907163</text:p>
      <text:p text:style-name="P1">For K = 191.280000, <text:tab/>Call Value = 2.133637, <text:tab/>Put Value = 61.170917</text:p>
      <text:p text:style-name="P1"/>
      <text:p text:style-name="P1">For Stock 20</text:p>
      <text:p text:style-name="P1"/>
      <text:p text:style-name="P1">For K = 9669.935000, Call Value = 9908.725349, Put Value = 0.038803</text:p>
      <text:p text:style-name="P1">For K = 11603.922000, Call Value = 8024.209246, Put Value = 1.759391</text:p>
      <text:p text:style-name="P1">For K = 13537.909000, Call Value = 6159.481827, Put Value = 23.268662</text:p>
      <text:p text:style-name="P1">For K = 15471.896000, Call Value = 4389.097872, Put Value = 139.121398</text:p>
      <text:p text:style-name="P1">For K = 17405.883000, Call Value = 2853.517805, Put Value = 489.778022</text:p>
      <text:p text:style-name="P1">For K = 19339.870000, Call Value = 1680.287251, Put Value = 1202.784159</text:p>
      <text:p text:style-name="P1">For K = 21273.857000, Call Value = 898.644656, Put Value = 2307.378255</text:p>
      <text:p text:style-name="P1">For K = 23207.844000, Call Value = 440.533416, Put Value = 3735.503706</text:p>
      <text:p text:style-name="P1">For K = 25141.831000, Call Value = 200.310482, Put Value = 5381.517463</text:p>
      <text:p text:style-name="P1">For K = 27075.818000, Call Value = 85.512866, <text:tab/>Put Value = 7152.956537</text:p>
      <text:p text:style-name="P1">For K = 29009.805000, Call Value = 34.660367, <text:tab/>Put Value = 8988.340730</text:p>
      <text:p text:style-name="P1"/>
      <text:p text:style-name="P1"/>
      <text:p text:style-name="P1"/>
      <text:p text:style-name="P1">c) In Images/Question 1, Lab8_Q1-Figure1.png to Lab8_Q1-Figure50.p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suser </meta:initial-creator>
    <meta:creation-date>2014-01-10T18:34:28</meta:creation-date>
    <dc:date>2015-03-19T20:25:48.758714827</dc:date>
    <meta:editing-duration>PT1H53M43S</meta:editing-duration>
    <meta:editing-cycles>153</meta:editing-cycles>
    <meta:generator>LibreOffice/4.2.7.2$Linux_X86_64 LibreOffice_project/420m0$Build-2</meta:generator>
    <meta:document-statistic meta:table-count="0" meta:image-count="0" meta:object-count="0" meta:page-count="22" meta:paragraph-count="511" meta:word-count="5674" meta:character-count="31606" meta:non-whitespace-character-count="25603"/>
  </office:meta>
</office:document-meta>
</file>